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93FF3FB8.svm" manifest:media-type=""/>
  <manifest:file-entry manifest:full-path="Object 1/Pictures/2000000A000000DF000000DF183CC37D.svm" manifest:media-type=""/>
  <manifest:file-entry manifest:full-path="Object 1/Pictures/2000000A000000DF000000DF27C57871.svm" manifest:media-type=""/>
  <manifest:file-entry manifest:full-path="Object 1/Pictures/2000000A000000DF000000DFDC512FA8.svm" manifest:media-type=""/>
  <manifest:file-entry manifest:full-path="Object 1/Pictures/2000000A000000DF000000DF514D1842.svm" manifest:media-type=""/>
  <manifest:file-entry manifest:full-path="Object 1/Pictures/2000000A000000DF000000DFC1BB6F53.svm" manifest:media-type=""/>
  <manifest:file-entry manifest:full-path="Object 1/Pictures/2000000A000000DF000000DF3973355B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6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Roman No9 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imbus Roman No9 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  <style:text-properties style:font-name="Nimbus Roman No9 L" fo:font-size="14pt" style:font-size-asian="14pt" style:font-size-complex="14pt"/>
    </style:style>
    <style:style style:name="ce6" style:family="table-cell" style:parent-style-name="Default">
      <style:text-properties fo:color="#ffffff" style:font-name="Nimbus Roman No9 L"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style:font-name="Nimbus Roman No9 L" fo:font-size="12pt" style:font-size-asian="12pt" style:font-size-complex="12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in"/>
      <style:text-properties style:font-name="Nimbus Roman No9 L" fo:font-size="14pt" style:font-size-asian="14pt" style:font-size-complex="14pt"/>
    </style:style>
    <style:style style:name="ce10" style:family="table-cell" style:parent-style-name="Default">
      <style:table-cell-properties fo:border="none"/>
      <style:text-properties fo:color="#ffffff" style:font-name="Nimbus Roman No9 L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imbus Roman No9 L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 style:font-weight-asian="bold" style:font-weight-complex="bold"/>
    </style:style>
    <style:style style:name="T2" style:family="text">
      <style:text-properties style:font-size-asian="12pt" style:font-size-complex="12pt" style:font-weight-asian="bold" style:font-weight-complex="bold" style:font-name="Liberation Sans" style:font-name-asian="Liberation Sans"/>
    </style:style>
    <style:style style:name="T3" style:family="text">
      <style:text-properties style:font-name="Liberation Sans" style:font-name-asian="Liberation Sans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~kmax</text:p>
          </table:table-cell>
          <table:table-cell table:style-name="ce4" office:value-type="string" calcext:value-type="string">
            <text:p>λ</text:p>
          </table:table-cell>
          <table:table-cell table:style-name="ce4" office:value-type="string" calcext:value-type="string">
            <text:p><text:span text:style-name="T1">N</text:span><text:span text:style-name="T2">∞</text:span></text:p>
          </table:table-cell>
          <table:table-cell table:style-name="ce4" office:value-type="string" calcext:value-type="string">
            <text:p>Bifurcation? </text:p>
          </table:table-cell>
          <table:table-cell table:style-name="ce11" table:number-columns-repeated="2"/>
          <table:table-cell table:style-name="ce4"/>
          <table:table-cell table:style-name="ce11" table:number-columns-repeated="3"/>
          <table:table-cell table:style-name="ce4" office:value-type="string" calcext:value-type="string">
            <text:p>Theor. N<text:span text:style-name="T3">∞</text:span></text:p>
          </table:table-cell>
          <table:table-cell table:style-name="ce4" office:value-type="string" calcext:value-type="string">
            <text:p>Theor. N∞ (Bif.) </text:p>
          </table:table-cell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 office:value-type="float" office:value="2" calcext:value-type="float">
            <text:p>2.0</text:p>
          </table:table-cell>
          <table:table-cell table:style-name="ce9" office:value-type="float" office:value="0.5" calcext:value-type="float">
            <text:p>0.50000</text:p>
          </table:table-cell>
          <table:table-cell table:style-name="ce9" table:number-columns-repeated="7"/>
          <table:table-cell table:style-name="ce9" table:formula="of:=1-(1/[.B3])" office:value-type="float" office:value="0.5" calcext:value-type="float">
            <text:p>0.50000</text:p>
          </table:table-cell>
          <table:table-cell table:style-name="ce9" table:number-columns-repeated="2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 office:value-type="float" office:value="2.1" calcext:value-type="float">
            <text:p>2.1</text:p>
          </table:table-cell>
          <table:table-cell table:style-name="ce9" office:value-type="float" office:value="0.52381" calcext:value-type="float">
            <text:p>0.52381</text:p>
          </table:table-cell>
          <table:table-cell table:style-name="ce9" table:number-columns-repeated="7"/>
          <table:table-cell table:style-name="ce9" table:formula="of:=1-(1/[.B4])" office:value-type="float" office:value="0.523809523809524" calcext:value-type="float">
            <text:p>0.52381</text:p>
          </table:table-cell>
          <table:table-cell table:style-name="ce9" table:number-columns-repeated="2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 office:value-type="float" office:value="2.2" calcext:value-type="float">
            <text:p>2.2</text:p>
          </table:table-cell>
          <table:table-cell table:style-name="ce9" office:value-type="float" office:value="0.545455" calcext:value-type="float">
            <text:p>0.54546</text:p>
          </table:table-cell>
          <table:table-cell table:style-name="ce9" table:number-columns-repeated="7"/>
          <table:table-cell table:style-name="ce9" table:formula="of:=1-(1/[.B5])" office:value-type="float" office:value="0.545454545454545" calcext:value-type="float">
            <text:p>0.54545</text:p>
          </table:table-cell>
          <table:table-cell table:style-name="ce9" table:number-columns-repeated="2"/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5" office:value-type="float" office:value="2.3" calcext:value-type="float">
            <text:p>2.3</text:p>
          </table:table-cell>
          <table:table-cell table:style-name="ce9" office:value-type="float" office:value="0.565217" calcext:value-type="float">
            <text:p>0.56522</text:p>
          </table:table-cell>
          <table:table-cell table:style-name="ce9" table:number-columns-repeated="7"/>
          <table:table-cell table:style-name="ce9" table:formula="of:=1-(1/[.B6])" office:value-type="float" office:value="0.565217391304348" calcext:value-type="float">
            <text:p>0.56522</text:p>
          </table:table-cell>
          <table:table-cell table:style-name="ce9" table:number-columns-repeated="2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 office:value-type="float" office:value="2.4" calcext:value-type="float">
            <text:p>2.4</text:p>
          </table:table-cell>
          <table:table-cell table:style-name="ce9" office:value-type="float" office:value="0.583333" calcext:value-type="float">
            <text:p>0.58333</text:p>
          </table:table-cell>
          <table:table-cell table:style-name="ce9" table:number-columns-repeated="7"/>
          <table:table-cell table:style-name="ce9" table:formula="of:=1-(1/[.B7])" office:value-type="float" office:value="0.583333333333333" calcext:value-type="float">
            <text:p>0.58333</text:p>
          </table:table-cell>
          <table:table-cell table:style-name="ce9" table:number-columns-repeated="2"/>
          <table:table-cell table:number-columns-repeated="1011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5" office:value-type="float" office:value="2.5" calcext:value-type="float">
            <text:p>2.5</text:p>
          </table:table-cell>
          <table:table-cell table:style-name="ce9" office:value-type="float" office:value="0.6" calcext:value-type="float">
            <text:p>0.60000</text:p>
          </table:table-cell>
          <table:table-cell table:style-name="ce9" table:number-columns-repeated="7"/>
          <table:table-cell table:style-name="ce9" table:formula="of:=1-(1/[.B8])" office:value-type="float" office:value="0.6" calcext:value-type="float">
            <text:p>0.60000</text:p>
          </table:table-cell>
          <table:table-cell table:style-name="ce9" table:number-columns-repeated="2"/>
          <table:table-cell table:number-columns-repeated="1011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float" office:value="0.615385" calcext:value-type="float">
            <text:p>0.61539</text:p>
          </table:table-cell>
          <table:table-cell table:style-name="ce9" table:number-columns-repeated="7"/>
          <table:table-cell table:style-name="ce9" table:formula="of:=1-(1/[.B9])" office:value-type="float" office:value="0.615384615384615" calcext:value-type="float">
            <text:p>0.61538</text:p>
          </table:table-cell>
          <table:table-cell table:style-name="ce9" table:number-columns-repeated="2"/>
          <table:table-cell table:number-columns-repeated="1011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5" office:value-type="float" office:value="2.7" calcext:value-type="float">
            <text:p>2.7</text:p>
          </table:table-cell>
          <table:table-cell table:style-name="ce9" office:value-type="float" office:value="0.62963" calcext:value-type="float">
            <text:p>0.62963</text:p>
          </table:table-cell>
          <table:table-cell table:style-name="ce9" table:number-columns-repeated="7"/>
          <table:table-cell table:style-name="ce9" table:formula="of:=1-(1/[.B10])" office:value-type="float" office:value="0.62962962962963" calcext:value-type="float">
            <text:p>0.62963</text:p>
          </table:table-cell>
          <table:table-cell table:style-name="ce9" table:number-columns-repeated="2"/>
          <table:table-cell table:number-columns-repeated="1011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5" office:value-type="float" office:value="2.8" calcext:value-type="float">
            <text:p>2.8</text:p>
          </table:table-cell>
          <table:table-cell table:style-name="ce9" office:value-type="float" office:value="0.642857" calcext:value-type="float">
            <text:p>0.64286</text:p>
          </table:table-cell>
          <table:table-cell table:style-name="ce9" table:number-columns-repeated="7"/>
          <table:table-cell table:style-name="ce9" table:formula="of:=1-(1/[.B11])" office:value-type="float" office:value="0.642857142857143" calcext:value-type="float">
            <text:p>0.64286</text:p>
          </table:table-cell>
          <table:table-cell table:style-name="ce9" table:number-columns-repeated="2"/>
          <table:table-cell table:number-columns-repeated="1011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5" office:value-type="float" office:value="2.9" calcext:value-type="float">
            <text:p>2.9</text:p>
          </table:table-cell>
          <table:table-cell table:style-name="ce9" office:value-type="float" office:value="0.655171" calcext:value-type="float">
            <text:p>0.65517</text:p>
          </table:table-cell>
          <table:table-cell table:style-name="ce9" table:number-columns-repeated="7"/>
          <table:table-cell table:style-name="ce9" table:formula="of:=1-(1/[.B12])" office:value-type="float" office:value="0.655172413793103" calcext:value-type="float">
            <text:p>0.65517</text:p>
          </table:table-cell>
          <table:table-cell table:style-name="ce9" table:number-columns-repeated="2"/>
          <table:table-cell table:number-columns-repeated="1011"/>
        </table:table-row>
        <table:table-row table:style-name="ro3">
          <table:table-cell table:style-name="ce3" office:value-type="float" office:value="5000" calcext:value-type="float">
            <text:p>5000</text:p>
          </table:table-cell>
          <table:table-cell table:style-name="ce5" office:value-type="float" office:value="3" calcext:value-type="float">
            <text:p>3.0</text:p>
          </table:table-cell>
          <table:table-cell table:style-name="ce9" office:value-type="float" office:value="0.669968" calcext:value-type="float">
            <text:p>0.66997</text:p>
          </table:table-cell>
          <table:table-cell table:style-name="ce9" office:value-type="float" office:value="0.663333" calcext:value-type="float">
            <text:p>0.66333</text:p>
          </table:table-cell>
          <table:table-cell table:style-name="ce9" table:number-columns-repeated="6"/>
          <table:table-cell table:style-name="ce9" table:formula="of:=1-(1/[.B13])" office:value-type="float" office:value="0.666666666666667" calcext:value-type="float">
            <text:p>0.66667</text:p>
          </table:table-cell>
          <table:table-cell table:style-name="ce9" table:formula="of:=(0.5/[.B13])+0.5 + SQRT(([.B13])^2 - 2*[.B13] -3)/(2*[.B13])" office:value-type="float" office:value="0.666666666666667" calcext:value-type="float">
            <text:p>0.66667</text:p>
          </table:table-cell>
          <table:table-cell table:style-name="ce9" table:formula="of:=(0.5/[.B13])+0.5 - SQRT(([.B13])^2 - 2*[.B13] -3)/(2*[.B13])" office:value-type="float" office:value="0.666666666666667" calcext:value-type="float">
            <text:p>0.66667</text:p>
          </table:table-cell>
          <table:table-cell table:number-columns-repeated="1011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5" office:value-type="float" office:value="3.1" calcext:value-type="float">
            <text:p>3.1</text:p>
          </table:table-cell>
          <table:table-cell table:style-name="ce9" office:value-type="float" office:value="0.558014" calcext:value-type="float">
            <text:p>0.55801</text:p>
          </table:table-cell>
          <table:table-cell table:style-name="ce9" office:value-type="float" office:value="0.764567" calcext:value-type="float">
            <text:p>0.76457</text:p>
          </table:table-cell>
          <table:table-cell table:style-name="ce9" table:number-columns-repeated="6"/>
          <table:table-cell table:style-name="ce9" table:formula="of:=1-(1/[.B14])" office:value-type="float" office:value="0.67741935483871" calcext:value-type="float">
            <text:p>0.67742</text:p>
          </table:table-cell>
          <table:table-cell table:style-name="ce9" table:formula="of:=(0.5/[.B14])+0.5 + SQRT(([.B14])^2 - 2*[.B14] -3)/(2*[.B14])" office:value-type="float" office:value="0.764566519958594" calcext:value-type="float">
            <text:p>0.76457</text:p>
          </table:table-cell>
          <table:table-cell table:style-name="ce9" table:formula="of:=(0.5/[.B14])+0.5 - SQRT(([.B14])^2 - 2*[.B14] -3)/(2*[.B14])" office:value-type="float" office:value="0.558014125202696" calcext:value-type="float">
            <text:p>0.55801</text:p>
          </table:table-cell>
          <table:table-cell table:number-columns-repeated="1011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5" office:value-type="float" office:value="3.2" calcext:value-type="float">
            <text:p>3.2</text:p>
          </table:table-cell>
          <table:table-cell table:style-name="ce9" office:value-type="float" office:value="0.513045" calcext:value-type="float">
            <text:p>0.51305</text:p>
          </table:table-cell>
          <table:table-cell table:style-name="ce9" office:value-type="float" office:value="0.799455" calcext:value-type="float">
            <text:p>0.79946</text:p>
          </table:table-cell>
          <table:table-cell table:style-name="ce9" table:number-columns-repeated="6"/>
          <table:table-cell table:style-name="ce9" table:formula="of:=1-(1/[.B15])" office:value-type="float" office:value="0.6875" calcext:value-type="float">
            <text:p>0.68750</text:p>
          </table:table-cell>
          <table:table-cell table:style-name="ce9" table:formula="of:=(0.5/[.B15])+0.5 + SQRT(([.B15])^2 - 2*[.B15] -3)/(2*[.B15])" office:value-type="float" office:value="0.79945549046737" calcext:value-type="float">
            <text:p>0.79946</text:p>
          </table:table-cell>
          <table:table-cell table:style-name="ce9" table:formula="of:=(0.5/[.B15])+0.5 - SQRT(([.B15])^2 - 2*[.B15] -3)/(2*[.B15])" office:value-type="float" office:value="0.51304450953263" calcext:value-type="float">
            <text:p>0.51304</text:p>
          </table:table-cell>
          <table:table-cell table:number-columns-repeated="1011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5" office:value-type="float" office:value="3.3" calcext:value-type="float">
            <text:p>3.3</text:p>
          </table:table-cell>
          <table:table-cell table:style-name="ce9" office:value-type="float" office:value="0.479427" calcext:value-type="float">
            <text:p>0.47943</text:p>
          </table:table-cell>
          <table:table-cell table:style-name="ce9" office:value-type="float" office:value="0.823603" calcext:value-type="float">
            <text:p>0.82360</text:p>
          </table:table-cell>
          <table:table-cell table:style-name="ce9" table:number-columns-repeated="6"/>
          <table:table-cell table:style-name="ce9" table:formula="of:=1-(1/[.B16])" office:value-type="float" office:value="0.696969696969697" calcext:value-type="float">
            <text:p>0.69697</text:p>
          </table:table-cell>
          <table:table-cell table:style-name="ce9" table:formula="of:=(0.5/[.B16])+0.5 + SQRT(([.B16])^2 - 2*[.B16] -3)/(2*[.B16])" office:value-type="float" office:value="0.823603283206069" calcext:value-type="float">
            <text:p>0.82360</text:p>
          </table:table-cell>
          <table:table-cell table:style-name="ce9" table:formula="of:=(0.5/[.B16])+0.5 - SQRT(([.B16])^2 - 2*[.B16] -3)/(2*[.B16])" office:value-type="float" office:value="0.479427019824234" calcext:value-type="float">
            <text:p>0.47943</text:p>
          </table:table-cell>
          <table:table-cell table:number-columns-repeated="1011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5" office:value-type="float" office:value="3.4" calcext:value-type="float">
            <text:p>3.4</text:p>
          </table:table-cell>
          <table:table-cell table:style-name="ce9" office:value-type="float" office:value="0.451963" calcext:value-type="float">
            <text:p>0.45196</text:p>
          </table:table-cell>
          <table:table-cell table:style-name="ce9" office:value-type="float" office:value="0.842154" calcext:value-type="float">
            <text:p>0.84215</text:p>
          </table:table-cell>
          <table:table-cell table:style-name="ce9" table:number-columns-repeated="6"/>
          <table:table-cell table:style-name="ce9" table:formula="of:=1-(1/[.B17])" office:value-type="float" office:value="0.705882352941176" calcext:value-type="float">
            <text:p>0.70588</text:p>
          </table:table-cell>
          <table:table-cell table:style-name="ce9" table:formula="of:=(0.5/[.B17])+0.5 + SQRT(([.B17])^2 - 2*[.B17] -3)/(2*[.B17])" office:value-type="float" office:value="0.84215439943267" calcext:value-type="float">
            <text:p>0.84215</text:p>
          </table:table-cell>
          <table:table-cell table:style-name="ce9" table:formula="of:=(0.5/[.B17])+0.5 - SQRT(([.B17])^2 - 2*[.B17] -3)/(2*[.B17])" office:value-type="float" office:value="0.451963247626153" calcext:value-type="float">
            <text:p>0.45196</text:p>
          </table:table-cell>
          <table:table-cell table:number-columns-repeated="1011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5" office:value-type="float" office:value="3.5" calcext:value-type="float">
            <text:p>3.5</text:p>
          </table:table-cell>
          <table:table-cell table:style-name="ce9" office:value-type="float" office:value="0.38282" calcext:value-type="float">
            <text:p>0.38282</text:p>
          </table:table-cell>
          <table:table-cell table:style-name="ce9" office:value-type="float" office:value="0.826941" calcext:value-type="float">
            <text:p>0.82694</text:p>
          </table:table-cell>
          <table:table-cell table:style-name="ce9" office:value-type="float" office:value="0.500884" calcext:value-type="float">
            <text:p>0.50088</text:p>
          </table:table-cell>
          <table:table-cell table:style-name="ce9" office:value-type="float" office:value="0.874997" calcext:value-type="float">
            <text:p>0.87500</text:p>
          </table:table-cell>
          <table:table-cell table:style-name="ce9" table:number-columns-repeated="4"/>
          <table:table-cell table:style-name="ce9" table:formula="of:=1-(1/[.B18])" office:value-type="float" office:value="0.714285714285714" calcext:value-type="float">
            <text:p>0.71429</text:p>
          </table:table-cell>
          <table:table-cell table:style-name="ce9" table:formula="of:=(0.5/[.B18])+0.5 + SQRT(([.B18])^2 - 2*[.B18] -3)/(2*[.B18])" office:value-type="float" office:value="0.857142857142857" calcext:value-type="float">
            <text:p>0.85714</text:p>
          </table:table-cell>
          <table:table-cell table:style-name="ce9" table:formula="of:=(0.5/[.B18])+0.5 - SQRT(([.B18])^2 - 2*[.B18] -3)/(2*[.B18])" office:value-type="float" office:value="0.428571428571429" calcext:value-type="float">
            <text:p>0.42857</text:p>
          </table:table-cell>
          <table:table-cell table:number-columns-repeated="1011"/>
        </table:table-row>
        <table:table-row table:style-name="ro3">
          <table:table-cell table:style-name="ce3" office:value-type="float" office:value="90" calcext:value-type="float">
            <text:p>90</text:p>
          </table:table-cell>
          <table:table-cell table:style-name="ce5" office:value-type="float" office:value="3.55" calcext:value-type="float">
            <text:p>3.6</text:p>
          </table:table-cell>
          <table:table-cell table:style-name="ce9" office:value-type="float" office:value="0.3548" calcext:value-type="float">
            <text:p>0.35480</text:p>
          </table:table-cell>
          <table:table-cell table:style-name="ce9" office:value-type="float" office:value="0.812656" calcext:value-type="float">
            <text:p>0.81266</text:p>
          </table:table-cell>
          <table:table-cell table:style-name="ce9" office:value-type="float" office:value="0.540475" calcext:value-type="float">
            <text:p>0.54048</text:p>
          </table:table-cell>
          <table:table-cell table:style-name="ce9" office:value-type="float" office:value="0.881684" calcext:value-type="float">
            <text:p>0.88168</text:p>
          </table:table-cell>
          <table:table-cell table:style-name="ce9" office:value-type="float" office:value="0.370326" calcext:value-type="float">
            <text:p>0.37033</text:p>
          </table:table-cell>
          <table:table-cell table:style-name="ce9" office:value-type="float" office:value="0.827805" calcext:value-type="float">
            <text:p>0.82781</text:p>
          </table:table-cell>
          <table:table-cell table:style-name="ce9" office:value-type="float" office:value="0.506031" calcext:value-type="float">
            <text:p>0.50603</text:p>
          </table:table-cell>
          <table:table-cell table:style-name="ce9" office:value-type="float" office:value="0.887371" calcext:value-type="float">
            <text:p>0.88737</text:p>
          </table:table-cell>
          <table:table-cell table:style-name="ce9" table:formula="of:=1-(1/[.B19])" office:value-type="float" office:value="0.71830985915493" calcext:value-type="float">
            <text:p>0.71831</text:p>
          </table:table-cell>
          <table:table-cell table:style-name="ce9" table:formula="of:=(0.5/[.B19])+0.5 + SQRT(([.B19])^2 - 2*[.B19] -3)/(2*[.B19])" office:value-type="float" office:value="0.863652000275442" calcext:value-type="float">
            <text:p>0.86365</text:p>
          </table:table-cell>
          <table:table-cell table:style-name="ce9" table:formula="of:=(0.5/[.B19])+0.5 - SQRT(([.B19])^2 - 2*[.B19] -3)/(2*[.B19])" office:value-type="float" office:value="0.418038140569629" calcext:value-type="float">
            <text:p>0.41804</text:p>
          </table:table-cell>
          <table:table-cell table:number-columns-repeated="1011"/>
        </table:table-row>
        <table:table-row table:style-name="ro1" table:number-rows-repeated="8">
          <table:table-cell/>
          <table:table-cell table:style-name="ce6"/>
          <table:table-cell table:style-name="ce10"/>
          <table:table-cell table:number-columns-repeated="1021"/>
        </table:table-row>
        <table:table-row table:style-name="ro1">
          <table:table-cell/>
          <table:table-cell table:style-name="ce6"/>
          <table:table-cell table:style-name="ce10"/>
          <table:table-cell table:style-name="Default" table:number-columns-repeated="6"/>
          <table:table-cell table:number-columns-repeated="1015"/>
        </table:table-row>
        <table:table-row table:style-name="ro1" table:number-rows-repeated="6">
          <table:table-cell/>
          <table:table-cell table:style-name="ce6"/>
          <table:table-cell table:style-name="ce10"/>
          <table:table-cell table:number-columns-repeated="1021"/>
        </table:table-row>
        <table:table-row table:style-name="ro1">
          <table:table-cell/>
          <table:table-cell table:style-name="ce7" table:number-columns-repeated="2"/>
          <table:table-cell table:number-columns-repeated="1021"/>
        </table:table-row>
        <table:table-row table:style-name="ro1">
          <table:table-cell/>
          <table:table-cell table:style-name="ce8"/>
          <table:table-cell table:style-name="ce7"/>
          <table:table-cell table:number-columns-repeated="1021"/>
        </table:table-row>
        <table:table-row table:style-name="ro1" table:number-rows-repeated="15">
          <table:table-cell/>
          <table:table-cell table:style-name="ce7" table:number-columns-repeated="2"/>
          <table:table-cell table:number-columns-repeated="1021"/>
        </table:table-row>
        <table:table-row table:style-name="ro1" table:number-rows-repeated="15">
          <table:table-cell/>
          <table:table-cell table:style-name="ce6"/>
          <table:table-cell table:style-name="ce7"/>
          <table:table-cell table:number-columns-repeated="1021"/>
        </table:table-row>
        <table:table-row table:style-name="ro1" table:number-rows-repeated="7">
          <table:table-cell/>
          <table:table-cell table:style-name="ce7"/>
          <table:table-cell table:number-columns-repeated="1022"/>
        </table:table-row>
        <table:table-row table:style-name="ro1" table:number-rows-repeated="15">
          <table:table-cell/>
          <table:table-cell table:style-name="ce6"/>
          <table:table-cell table:number-columns-repeated="1022"/>
        </table:table-row>
        <table:table-row table:style-name="ro1" table:number-rows-repeated="7">
          <table:table-cell/>
          <table:table-cell table:style-name="ce7"/>
          <table:table-cell table:number-columns-repeated="1022"/>
        </table:table-row>
        <table:table-row table:style-name="ro1" table:number-rows-repeated="15">
          <table:table-cell/>
          <table:table-cell table:style-name="ce6"/>
          <table:table-cell table:number-columns-repeated="1022"/>
        </table:table-row>
        <table:table-row table:style-name="ro1" table:number-rows-repeated="7">
          <table:table-cell/>
          <table:table-cell table:style-name="ce7"/>
          <table:table-cell table:number-columns-repeated="1022"/>
        </table:table-row>
        <table:table-row table:style-name="ro1" table:number-rows-repeated="15">
          <table:table-cell/>
          <table:table-cell table:style-name="ce6"/>
          <table:table-cell table:number-columns-repeated="102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6.2984in" svg:height="4.2457in" svg:x="2.0488in" svg:y="1.2028in">
            <draw:object draw:notify-on-update-of-ranges="Sheet1.B3:Sheet1.B19 Sheet1.C3:Sheet1.C19 Sheet1.B3:Sheet1.B19 Sheet1.D3:Sheet1.D19 Sheet1.B3:Sheet1.B19 Sheet1.E3:Sheet1.E19 Sheet1.B3:Sheet1.B19 Sheet1.F3:Sheet1.F19 Sheet1.B3:Sheet1.B19 Sheet1.G3:Sheet1.G19 Sheet1.B3:Sheet1.B19 Sheet1.H3:Sheet1.H19 Sheet1.B3:Sheet1.B19 Sheet1.I3:Sheet1.I19 Sheet1.B3:Sheet1.B19 Sheet1.J3:Sheet1.J19 Sheet1.B3:Sheet1.B19 Sheet1.K3:Sheet1.K19 Sheet1.B3:Sheet1.B19 Sheet1.L3:Sheet1.L19 Sheet1.B3:Sheet1.B19 Sheet1.M3:Sheet1.M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3:02:03.538696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8:38:14.244248481</meta:creation-date>
    <dc:date>2015-09-08T13:14:28.159597745</dc:date>
    <meta:editing-duration>PT56S</meta:editing-duration>
    <meta:editing-cycles>6</meta:editing-cycles>
    <meta:generator>LibreOffice/4.2.8.2$Linux_X86_64 LibreOffice_project/420m0$Build-2</meta:generator>
    <meta:document-statistic meta:table-count="2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1" number:min-integer-digits="1"/>
    </number:number-style>
    <number:number-style style:name="N126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display-label="true" chart:logarithmic="false" chart:minimum="0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3973355B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C1BB6F53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27C57871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DC512FA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183CC37D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93FF3FB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width="0.051cm" svg:stroke-color="#000000" draw:fill-color="#0000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9cm" svg:height="10.785cm" xlink:href=".." xlink:type="simple" chart:class="chart:scatter" chart:style-name="ch1">
        <chart:title svg:x="3.464cm" svg:y="0.171cm" chart:style-name="ch2">
          <text:p>Population Growth Convergence Values vs. λ</text:p>
        </chart:title>
        <chart:plot-area chart:style-name="ch3" table:cell-range-address="Sheet1.B3:Sheet1.M19" svg:x="0.811cm" svg:y="0.772cm" svg:width="14.881cm" svg:height="9.063cm">
          <chartooo:coordinate-region svg:x="2.279cm" svg:y="0.971cm" svg:width="13.174cm" svg:height="8.217cm"/>
          <chart:axis chart:dimension="x" chart:name="primary-x" chart:style-name="ch4">
            <chart:title svg:x="8.012cm" svg:y="9.886cm" chart:style-name="ch5">
              <text:p>λ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001cm" svg:y="5.763cm" chart:style-name="ch8">
              <text:p>N∞</text:p>
            </chart:title>
            <chart:grid chart:style-name="ch6" chart:class="major"/>
            <chart:grid chart:style-name="ch6" chart:class="minor"/>
          </chart:axis>
          <chart:series chart:style-name="ch9" chart:values-cell-range-address="Sheet1.C3:Sheet1.C19" chart:class="chart:scatter">
            <chart:domain table:cell-range-address="Sheet1.B3:Sheet1.B19"/>
            <chart:data-point chart:repeated="17"/>
          </chart:series>
          <chart:series chart:style-name="ch10" chart:values-cell-range-address="Sheet1.D3:Sheet1.D19" chart:class="chart:scatter">
            <chart:data-point chart:repeated="17"/>
          </chart:series>
          <chart:series chart:style-name="ch11" chart:values-cell-range-address="Sheet1.E3:Sheet1.E19" chart:class="chart:scatter">
            <chart:data-point chart:repeated="17"/>
          </chart:series>
          <chart:series chart:style-name="ch12" chart:values-cell-range-address="Sheet1.F3:Sheet1.F19" chart:class="chart:scatter">
            <chart:data-point chart:repeated="17"/>
          </chart:series>
          <chart:series chart:style-name="ch13" chart:values-cell-range-address="Sheet1.G3:Sheet1.G19" chart:class="chart:scatter">
            <chart:data-point chart:repeated="17"/>
          </chart:series>
          <chart:series chart:style-name="ch14" chart:values-cell-range-address="Sheet1.H3:Sheet1.H19" chart:class="chart:scatter">
            <chart:data-point chart:repeated="17"/>
          </chart:series>
          <chart:series chart:style-name="ch15" chart:values-cell-range-address="Sheet1.I3:Sheet1.I19" chart:class="chart:scatter">
            <chart:data-point chart:repeated="17"/>
          </chart:series>
          <chart:series chart:style-name="ch16" chart:values-cell-range-address="Sheet1.J3:Sheet1.J19" chart:class="chart:scatter">
            <chart:data-point chart:repeated="17"/>
          </chart:series>
          <chart:series chart:style-name="ch17" chart:values-cell-range-address="Sheet1.K3:Sheet1.K19" chart:class="chart:scatter">
            <chart:data-point chart:repeated="17"/>
          </chart:series>
          <chart:series chart:style-name="ch18" chart:values-cell-range-address="Sheet1.L3:Sheet1.L19" chart:class="chart:scatter">
            <chart:data-point chart:repeated="17"/>
          </chart:series>
          <chart:series chart:style-name="ch18" chart:values-cell-range-address="Sheet1.M3:Sheet1.M19" chart:class="chart:scatter"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3:Sheet1.B19</svg:desc>
                </draw:g>
              </table:table-cell>
              <table:table-cell office:value-type="float" office:value="0.5">
                <text:p>0.5</text:p>
                <draw:g>
                  <svg:desc>Sheet1.C3:Sheet1.C19</svg:desc>
                </draw:g>
              </table:table-cell>
              <table:table-cell office:value-type="float" office:value="NaN">
                <text:p>NaN</text:p>
                <draw:g>
                  <svg:desc>Sheet1.D3:Sheet1.D19</svg:desc>
                </draw:g>
              </table:table-cell>
              <table:table-cell office:value-type="float" office:value="NaN">
                <text:p>NaN</text:p>
                <draw:g>
                  <svg:desc>Sheet1.E3:Sheet1.E19</svg:desc>
                </draw:g>
              </table:table-cell>
              <table:table-cell office:value-type="float" office:value="NaN">
                <text:p>NaN</text:p>
                <draw:g>
                  <svg:desc>Sheet1.F3:Sheet1.F19</svg:desc>
                </draw:g>
              </table:table-cell>
              <table:table-cell office:value-type="float" office:value="NaN">
                <text:p>NaN</text:p>
                <draw:g>
                  <svg:desc>Sheet1.G3:Sheet1.G19</svg:desc>
                </draw:g>
              </table:table-cell>
              <table:table-cell office:value-type="float" office:value="NaN">
                <text:p>NaN</text:p>
                <draw:g>
                  <svg:desc>Sheet1.H3:Sheet1.H19</svg:desc>
                </draw:g>
              </table:table-cell>
              <table:table-cell office:value-type="float" office:value="NaN">
                <text:p>NaN</text:p>
                <draw:g>
                  <svg:desc>Sheet1.I3:Sheet1.I19</svg:desc>
                </draw:g>
              </table:table-cell>
              <table:table-cell office:value-type="float" office:value="NaN">
                <text:p>NaN</text:p>
                <draw:g>
                  <svg:desc>Sheet1.J3:Sheet1.J19</svg:desc>
                </draw:g>
              </table:table-cell>
              <table:table-cell office:value-type="float" office:value="0.5">
                <text:p>0.5</text:p>
                <draw:g>
                  <svg:desc>Sheet1.K3:Sheet1.K19</svg:desc>
                </draw:g>
              </table:table-cell>
              <table:table-cell office:value-type="float" office:value="NaN">
                <text:p>NaN</text:p>
                <draw:g>
                  <svg:desc>Sheet1.L3:Sheet1.L19</svg:desc>
                </draw:g>
              </table:table-cell>
              <table:table-cell office:value-type="float" office:value="NaN">
                <text:p>NaN</text:p>
                <draw:g>
                  <svg:desc>Sheet1.M3:Sheet1.M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0.52381">
                <text:p>0.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0.545455">
                <text:p>0.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0.565217">
                <text:p>0.56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0.583333">
                <text:p>0.58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">
                <text:p>2.6</text:p>
              </table:table-cell>
              <table:table-cell office:value-type="float" office:value="0.615385">
                <text:p>0.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0.62963">
                <text:p>0.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0.642857">
                <text:p>0.6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0.655171">
                <text:p>0.655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669968">
                <text:p>0.669968</text:p>
              </table:table-cell>
              <table:table-cell office:value-type="float" office:value="0.663333">
                <text:p>0.66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">
                <text:p>3.1</text:p>
              </table:table-cell>
              <table:table-cell office:value-type="float" office:value="0.558014">
                <text:p>0.558014</text:p>
              </table:table-cell>
              <table:table-cell office:value-type="float" office:value="0.764567">
                <text:p>0.764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764566519958594">
                <text:p>0.764566519958594</text:p>
              </table:table-cell>
              <table:table-cell office:value-type="float" office:value="0.558014125202696">
                <text:p>0.558014125202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">
                <text:p>3.2</text:p>
              </table:table-cell>
              <table:table-cell office:value-type="float" office:value="0.513045">
                <text:p>0.513045</text:p>
              </table:table-cell>
              <table:table-cell office:value-type="float" office:value="0.799455">
                <text:p>0.79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75">
                <text:p>0.6875</text:p>
              </table:table-cell>
              <table:table-cell office:value-type="float" office:value="0.79945549046737">
                <text:p>0.79945549046737</text:p>
              </table:table-cell>
              <table:table-cell office:value-type="float" office:value="0.51304450953263">
                <text:p>0.51304450953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">
                <text:p>3.3</text:p>
              </table:table-cell>
              <table:table-cell office:value-type="float" office:value="0.479427">
                <text:p>0.479427</text:p>
              </table:table-cell>
              <table:table-cell office:value-type="float" office:value="0.823603">
                <text:p>0.82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0.823603283206069">
                <text:p>0.823603283206069</text:p>
              </table:table-cell>
              <table:table-cell office:value-type="float" office:value="0.479427019824234">
                <text:p>0.479427019824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">
                <text:p>3.4</text:p>
              </table:table-cell>
              <table:table-cell office:value-type="float" office:value="0.451963">
                <text:p>0.451963</text:p>
              </table:table-cell>
              <table:table-cell office:value-type="float" office:value="0.842154">
                <text:p>0.84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84215439943267">
                <text:p>0.84215439943267</text:p>
              </table:table-cell>
              <table:table-cell office:value-type="float" office:value="0.451963247626153">
                <text:p>0.451963247626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0.38282">
                <text:p>0.38282</text:p>
              </table:table-cell>
              <table:table-cell office:value-type="float" office:value="0.826941">
                <text:p>0.826941</text:p>
              </table:table-cell>
              <table:table-cell office:value-type="float" office:value="0.500884">
                <text:p>0.500884</text:p>
              </table:table-cell>
              <table:table-cell office:value-type="float" office:value="0.874997">
                <text:p>0.87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5">
                <text:p>3.55</text:p>
              </table:table-cell>
              <table:table-cell office:value-type="float" office:value="0.3548">
                <text:p>0.3548</text:p>
              </table:table-cell>
              <table:table-cell office:value-type="float" office:value="0.812656">
                <text:p>0.812656</text:p>
              </table:table-cell>
              <table:table-cell office:value-type="float" office:value="0.540475">
                <text:p>0.540475</text:p>
              </table:table-cell>
              <table:table-cell office:value-type="float" office:value="0.881684">
                <text:p>0.881684</text:p>
              </table:table-cell>
              <table:table-cell office:value-type="float" office:value="0.370326">
                <text:p>0.370326</text:p>
              </table:table-cell>
              <table:table-cell office:value-type="float" office:value="0.827805">
                <text:p>0.827805</text:p>
              </table:table-cell>
              <table:table-cell office:value-type="float" office:value="0.506031">
                <text:p>0.506031</text:p>
              </table:table-cell>
              <table:table-cell office:value-type="float" office:value="0.887371">
                <text:p>0.887371</text:p>
              </table:table-cell>
              <table:table-cell office:value-type="float" office:value="0.71830985915493">
                <text:p>0.71830985915493</text:p>
              </table:table-cell>
              <table:table-cell office:value-type="float" office:value="0.863652000275442">
                <text:p>0.863652000275442</text:p>
              </table:table-cell>
              <table:table-cell office:value-type="float" office:value="0.418038140569629">
                <text:p>0.418038140569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